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sttabell1" style:family="table">
      <style:table-properties style:width="16.002cm" table:align="margins"/>
    </style:style>
    <style:style style:name="Testtabell1.A" style:family="table-column">
      <style:table-column-properties style:column-width="5.334cm" style:rel-column-width="21845*"/>
    </style:style>
    <style:style style:name="Test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esttabell1.C1" style:family="table-cell">
      <style:table-cell-properties fo:padding="0.097cm" fo:border="0.002cm solid #000000"/>
    </style:style>
    <style:style style:name="Testtabell1.A2" style:family="table-cell">
      <style:table-cell-properties fo:padding="0.097cm" fo:border-left="0.002cm solid #000000" fo:border-right="none" fo:border-top="none" fo:border-bottom="0.002cm solid #000000"/>
    </style:style>
    <style:style style:name="Test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6.002cm" table:align="margins"/>
    </style:style>
    <style:style style:name="Tabell1.A" style:family="table-column">
      <style:table-column-properties style:column-width="5.334cm" style:rel-column-width="21845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6.002cm" table:align="margins"/>
    </style:style>
    <style:style style:name="Tabell2.A" style:family="table-column">
      <style:table-column-properties style:column-width="2.667cm" style:rel-column-width="10922*"/>
    </style:style>
    <style:style style:name="Tabell2.B" style:family="table-column">
      <style:table-column-properties style:column-width="2.667cm" style:rel-column-width="10923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F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top="0cm" fo:margin-bottom="0cm"/>
      <style:text-properties style:font-name="Times New Roman" fo:font-size="12pt" fo:font-weight="bold" style:font-size-asian="12pt" style:font-size-complex="12pt"/>
    </style:style>
    <style:style style:name="P3" style:family="paragraph" style:parent-style-name="Standard">
      <style:paragraph-properties fo:margin-top="0cm" fo:margin-bottom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margin-top="0cm" fo:margin-bottom="0cm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Heading_20_2">
      <style:text-properties fo:font-size="18pt" fo:font-style="normal" style:font-size-asian="18pt" style:font-style-asian="normal" style:font-size-complex="18pt" style:font-style-complex="normal"/>
    </style:style>
    <style:style style:name="P7" style:family="paragraph" style:parent-style-name="Heading_20_2">
      <style:paragraph-properties fo:break-before="page"/>
      <style:text-properties fo:font-size="18pt" fo:font-style="normal" style:font-size-asian="18pt" style:font-style-asian="normal" style:font-size-complex="18pt" style:font-style-complex="normal"/>
    </style:style>
    <style:style style:name="P8" style:family="paragraph" style:parent-style-name="Heading_20_1" style:master-page-name="MP0">
      <style:paragraph-properties style:page-number="auto" fo:break-before="page"/>
      <style:text-properties fo:font-size="24pt" style:font-size-asian="24pt" style:font-size-complex="24pt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Testdokumentation</text:h>
      <text:p text:style-name="P1"/>
      <text:h text:style-name="P6" text:outline-level="2">Iteration 1</text:h>
      <text:p text:style-name="P1"/>
      <text:h text:style-name="Heading_20_3" text:outline-level="3">Användningsfall 1 – Samtliga aktörer registrerar ett konto</text:h>
      <text:p text:style-name="P1">Det som ska testas är metoderna VerifyRegister() och CreatePassword() i klassen ”Register”.</text:p>
      <text:p text:style-name="P1">Detta görs med klassen ”TestRegister” som innehåller metoderna TestVerifyRegister() och TestCreatePassword().</text:p>
      <text:p text:style-name="P1"/>
      <text:p text:style-name="P1">Klasser och metoder finns att se i Visual Studio-projektet ”Gymnastikligan 2014”.</text:p>
      <text:p text:style-name="P4">(I denna laboration körs samtliga tester med val ”t” på huvudsidan i applikationen).</text:p>
      <text:p text:style-name="P1"/>
      <text:p text:style-name="P1"/>
      <text:p text:style-name="P1"><text:span text:style-name="T1">Testrunner: </text:span>Kör igång samtliga tester i klassen.</text:p>
      <text:p text:style-name="P1"/>
      <text:p text:style-name="P5">Testsvit 1</text:p>
      <text:p text:style-name="P5"/>
      <text:p text:style-name="P3">Enhetstest 1</text:p>
      <text:p text:style-name="P1"><text:span text:style-name="T1">Testfall 1 </text:span>- Testar metoden VerifyRegister() med korrekt ifyllda uppgifter.</text:p>
      <text:p text:style-name="P1">Förväntat utfall: Få tillbaka inloggningsuppgifter.</text:p>
      <text:p text:style-name="P1"><text:span text:style-name="T1">Testfall 2</text:span> - Testar metoden VerifyRegister() med ej korrekt ifyllda uppgifter.</text:p>
      <text:p text:style-name="P1">Förväntat utfall: Få tillbaka ett felmeddelande.</text:p>
      <text:p text:style-name="P2"/>
      <text:p text:style-name="P1"><text:span text:style-name="T1">Testfixtur: </text:span>Klassen ”Register”.</text:p>
      <text:p text:style-name="P1"/>
      <text:p text:style-name="P3">Enhetstest 2</text:p>
      <text:p text:style-name="P1"><text:span text:style-name="T1">Testfall 1 </text:span>- Testar metoden CreatePassword().</text:p>
      <text:p text:style-name="P1">Förväntat utfall: Få tillbaka en slumpad textsträng.</text:p>
      <text:p text:style-name="P2"/>
      <text:p text:style-name="P1"><text:span text:style-name="T1">Testfixtur: </text:span>Klassen ”Register”.</text:p>
      <text:p text:style-name="P1"/>
      <text:p text:style-name="P1"/>
      <text:p text:style-name="P1"/>
      <text:p text:style-name="P3">Testresultat iteration 1</text:p>
      <table:table table:name="Testtabell1" table:style-name="Testtabell1">
        <table:table-column table:style-name="Testtabell1.A" table:number-columns-repeated="3"/>
        <table:table-row>
          <table:table-cell table:style-name="Testtabell1.A1" office:value-type="string">
            <text:p text:style-name="P1"/>
          </table:table-cell>
          <table:table-cell table:style-name="Testtabell1.A1" office:value-type="string">
            <text:p text:style-name="P1">Testfall 1</text:p>
          </table:table-cell>
          <table:table-cell table:style-name="Testtabell1.C1" office:value-type="string">
            <text:p text:style-name="P1">Testfall 2</text:p>
          </table:table-cell>
        </table:table-row>
        <table:table-row>
          <table:table-cell table:style-name="Testtabell1.A2" office:value-type="string">
            <text:p text:style-name="P1">Enhetstest 1</text:p>
          </table:table-cell>
          <table:table-cell table:style-name="Testtabell1.A2" office:value-type="string">
            <text:p text:style-name="P1">Fick tillbaka inloggningsuppgifter som förväntat.</text:p>
          </table:table-cell>
          <table:table-cell table:style-name="Testtabell1.C2" office:value-type="string">
            <text:p text:style-name="P1">Fick tillbaka ett felmeddelande som förväntat.</text:p>
          </table:table-cell>
        </table:table-row>
        <table:table-row>
          <table:table-cell table:style-name="Testtabell1.A2" office:value-type="string">
            <text:p text:style-name="P1">Enhetstest 2</text:p>
          </table:table-cell>
          <table:table-cell table:style-name="Testtabell1.A2" office:value-type="string">
            <text:p text:style-name="P1">Fick tillbaka en slumpad textsträng som förväntat.</text:p>
          </table:table-cell>
          <table:table-cell table:style-name="Testtabell1.C2" office:value-type="string">
            <text:p text:style-name="P1"/>
          </table:table-cell>
        </table:table-row>
      </table:table>
      <text:h text:style-name="P6" text:outline-level="2"><text:soft-page-break/>Iteration 2</text:h>
      <text:p text:style-name="P1"/>
      <text:h text:style-name="Heading_20_3" text:outline-level="3">Användningsfall 1 – Samtliga aktörer loggar in på sidan</text:h>
      <text:p text:style-name="P1">Det som ska testas är metoden VerifyLogin() i klassen ”Login”. Detta görs med klassen ”TestLogin” som innehåller metoden TestVerifyLogin().</text:p>
      <text:p text:style-name="P1"/>
      <text:p text:style-name="P1">Klasser och metoder finns att se i Visual Studio-projektet ”Gymnastikligan 2014”.</text:p>
      <text:p text:style-name="P4">(I denna laboration körs samtliga tester med val ”t” på huvudsidan i applikationen).</text:p>
      <text:p text:style-name="P1"/>
      <text:p text:style-name="P1"/>
      <text:p text:style-name="P1"><text:span text:style-name="T1">Testrunner: </text:span>Kör igång samtliga tester i klassen.</text:p>
      <text:p text:style-name="P1"/>
      <text:p text:style-name="P5">Testsvit 1</text:p>
      <text:p text:style-name="P5"/>
      <text:p text:style-name="P3">Enhetstest 1</text:p>
      <text:p text:style-name="P1"><text:span text:style-name="T1">Testfall 1 </text:span>- Testar metoden VerifyLogin() med korrekt ifyllda inloggningsuppgifter.</text:p>
      <text:p text:style-name="P1">Förväntat utfall: ”True”, lyckad inloggning.</text:p>
      <text:p text:style-name="P1"><text:span text:style-name="T1">Testfall 2</text:span> - Testar metoden VerifyLogin() med ej korrekt ifyllda inloggningsuppgifter.</text:p>
      <text:p text:style-name="P1">Förväntat utfall: ”False”, misslyckad inloggning.</text:p>
      <text:p text:style-name="P2"/>
      <text:p text:style-name="P1"><text:span text:style-name="T1">Testfixtur: </text:span>Klassen ”Login”.</text:p>
      <text:p text:style-name="P1"/>
      <text:p text:style-name="P1"/>
      <text:p text:style-name="P1"/>
      <text:p text:style-name="P3">Testresultat iteration 2</text:p>
      <table:table table:name="Tabell1" table:style-name="Tabell1">
        <table:table-column table:style-name="Tabell1.A" table:number-columns-repeated="3"/>
        <table:table-row>
          <table:table-cell table:style-name="Tabell1.A1" office:value-type="string">
            <text:p text:style-name="P1"/>
          </table:table-cell>
          <table:table-cell table:style-name="Tabell1.A1" office:value-type="string">
            <text:p text:style-name="P1">Testfall 1</text:p>
          </table:table-cell>
          <table:table-cell table:style-name="Tabell1.C1" office:value-type="string">
            <text:p text:style-name="P1">Testfall 2</text:p>
          </table:table-cell>
        </table:table-row>
        <table:table-row>
          <table:table-cell table:style-name="Tabell1.A2" office:value-type="string">
            <text:p text:style-name="P1">Enhetstest 1</text:p>
          </table:table-cell>
          <table:table-cell table:style-name="Tabell1.A2" office:value-type="string">
            <text:p text:style-name="P1">Fick tillbaka ”true” som förväntat. Inloggning lyckades.</text:p>
          </table:table-cell>
          <table:table-cell table:style-name="Tabell1.C2" office:value-type="string">
            <text:p text:style-name="P1">Fick tillbaka ”false” som förväntat. Inloggning misslyckades.</text:p>
          </table:table-cell>
        </table:table-row>
      </table:table>
      <text:p text:style-name="P1"/>
      <text:h text:style-name="P7" text:outline-level="2">Iteration 3</text:h>
      <text:p text:style-name="P1"/>
      <text:h text:style-name="Heading_20_3" text:outline-level="3">Användningsfall 1 – Aktör lagledare registrerar ett lag</text:h>
      <text:p text:style-name="P1">Det som ska testas är metoden VerifyTeamRegister() i klassen ”TeamRegister”. Detta görs med klassen ”TestTeamRegister” som innehåller metoden TestVerifyTeamRegister().</text:p>
      <text:p text:style-name="P1"/>
      <text:p text:style-name="P1">Klasser och metoder finns att se i Visual Studio-projektet ”Gymnastikligan 2014”.</text:p>
      <text:p text:style-name="P4">(I denna laboration körs samtliga tester med val ”t” på huvudsidan i applikationen).</text:p>
      <text:p text:style-name="P1"/>
      <text:p text:style-name="P1"/>
      <text:p text:style-name="P1"><text:span text:style-name="T1">Testrunner: </text:span>Kör igång samtliga tester i klassen.</text:p>
      <text:p text:style-name="P1"/>
      <text:p text:style-name="P5">Testsvit 1</text:p>
      <text:p text:style-name="P5"/>
      <text:p text:style-name="P3">Enhetstest 1</text:p>
      <text:p text:style-name="P1"><text:span text:style-name="T1">Testfall 1 </text:span>- Testar metoden VerifyTeamRegister() med text i varje registreringsfält.</text:p>
      <text:p text:style-name="P1">Förväntat utfall: Bekräftad registrering.</text:p>
      <text:p text:style-name="P1"><text:span text:style-name="T1">Testfall 2</text:span> - Testar metoden VerifyTeamRegister() utan text i första registreringsfältet.</text:p>
      <text:p text:style-name="P1">Förväntat utfall: Ej bekräftad registrering.</text:p>
      <text:p text:style-name="P1"><text:span text:style-name="T1">Testfall 3</text:span> - Testar metoden VerifyTeamRegister() utan text i andra registreringsfältet.</text:p>
      <text:p text:style-name="P1">Förväntat utfall: Ej bekräftad registrering.</text:p>
      <text:p text:style-name="P1"><text:span text:style-name="T1">Testfall 4</text:span> - Testar metoden VerifyTeamRegister() utan text i tredje registreringsfältet.</text:p>
      <text:p text:style-name="P1">Förväntat utfall: Ej bekräftad registrering.</text:p>
      <text:p text:style-name="P1"><text:span text:style-name="T1">Testfall 5</text:span> - Testar metoden VerifyTeamRegister() utan text i fjärde registreringsfältet.</text:p>
      <text:p text:style-name="P1">Förväntat utfall: Ej bekräftad registrering.</text:p>
      <text:p text:style-name="P2"/>
      <text:p text:style-name="P1"><text:span text:style-name="T1">Testfixtur: </text:span>Klassen ”TeamRegister”.</text:p>
      <text:p text:style-name="P1"/>
      <text:p text:style-name="P1"/>
      <text:p text:style-name="P1"/>
      <text:p text:style-name="P3">Testresultat iteration 3</text:p>
      <table:table table:name="Tabell2" table:style-name="Tabell2">
        <table:table-column table:style-name="Tabell2.A"/>
        <table:table-column table:style-name="Tabell2.B"/>
        <table:table-column table:style-name="Tabell2.A" table:number-columns-repeated="2"/>
        <table:table-column table:style-name="Tabell2.B" table:number-columns-repeated="2"/>
        <table:table-row>
          <table:table-cell table:style-name="Tabell2.A1" office:value-type="string">
            <text:p text:style-name="P1"/>
          </table:table-cell>
          <table:table-cell table:style-name="Tabell2.A1" office:value-type="string">
            <text:p text:style-name="P1">Testfall 1</text:p>
          </table:table-cell>
          <table:table-cell table:style-name="Tabell2.A1" office:value-type="string">
            <text:p text:style-name="P1">Testfall 2</text:p>
          </table:table-cell>
          <table:table-cell table:style-name="Tabell2.A1" office:value-type="string">
            <text:p text:style-name="P1">Testfall 3</text:p>
          </table:table-cell>
          <table:table-cell table:style-name="Tabell2.A1" office:value-type="string">
            <text:p text:style-name="P1">Testfall 4</text:p>
          </table:table-cell>
          <table:table-cell table:style-name="Tabell2.F1" office:value-type="string">
            <text:p text:style-name="P1">Testfall 5</text:p>
          </table:table-cell>
        </table:table-row>
        <table:table-row>
          <table:table-cell table:style-name="Tabell2.A2" office:value-type="string">
            <text:p text:style-name="P1">Enhetstest 1</text:p>
          </table:table-cell>
          <table:table-cell table:style-name="Tabell2.A2" office:value-type="string">
            <text:p text:style-name="P1">Fick tillbaka bekräftad registrering som förväntat.</text:p>
          </table:table-cell>
          <table:table-cell table:style-name="Tabell2.A2" office:value-type="string">
            <text:p text:style-name="P1">Fick tillbaka ej bekräftad registrering som förväntat.</text:p>
          </table:table-cell>
          <table:table-cell table:style-name="Tabell2.A2" office:value-type="string">
            <text:p text:style-name="P1">Fick tillbaka ej bekräftad registrering som förväntat.</text:p>
          </table:table-cell>
          <table:table-cell table:style-name="Tabell2.A2" office:value-type="string">
            <text:p text:style-name="P1">Fick tillbaka ej bekräftad registrering som förväntat.</text:p>
          </table:table-cell>
          <table:table-cell table:style-name="Tabell2.F2" office:value-type="string">
            <text:p text:style-name="P1">Fick tillbaka ej bekräftad registrering som förväntat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sv" fo:country="S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sv" fo:country="S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andardstycketeckensnit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dc:description/>
    <dc:subject/>
    <meta:initial-creator>Patrik</meta:initial-creator>
    <dc:creator>Patrik Erlandsson</dc:creator>
    <meta:creation-date>2015-01-13T15:40:00Z</meta:creation-date>
    <dc:date>2015-01-17T10:31:50.35</dc:date>
    <meta:editing-cycles>35</meta:editing-cycles>
    <meta:editing-duration>PT6H6M8S</meta:editing-duration>
    <meta:document-statistic meta:table-count="3" meta:image-count="0" meta:object-count="0" meta:page-count="3" meta:paragraph-count="77" meta:word-count="468" meta:character-count="3568"/>
    <meta:template xlink:type="simple" xlink:actuate="onRequest" xlink:title="" xlink:href="Normal"/>
  </office:meta>
</office:document-meta>
</file>